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ad new paper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Knowledge review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 makefile and cm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dli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ild and run demo (cmake and makefil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grade demo to video (further is camera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3:19:47.379652692</meta:creation-date>
    <dc:date>2016-03-15T23:27:17.226447539</dc:date>
    <meta:editing-duration>PT5M31S</meta:editing-duration>
    <meta:editing-cycles>3</meta:editing-cycles>
    <meta:generator>LibreOffice/4.2.8.2$Linux_x86 LibreOffice_project/420m0$Build-2</meta:generator>
    <meta:document-statistic meta:table-count="1" meta:cell-count="16" meta:object-count="0"/>
  </office:meta>
</office:document-meta>
</file>